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formula="of:=[.B172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formula="of:=[.B173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formula="of:=[.B174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formula="of:=[.B175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formula="of:=[.B176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[.B177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B178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formula="of:=[.B179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formula="of:=[.B180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formula="of:=[.B181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formula="of:=[.B182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formula="of:=[.B183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formula="of:=[.B184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formula="of:=[.B185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[.B186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formula="of:=[.B187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formula="of:=[.B188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formula="of:=[.B189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formula="of:=[.B190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formula="of:=[.B191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formula="of:=[.B192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formula="of:=[.B193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formula="of:=[.B194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formula="of:=[.B195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[.B196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7" calcext:value-type="float">
            <text:p>10197</text:p>
          </table:table-cell>
          <table:table-cell table:formula="of:=[.B197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[.B198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formula="of:=[.B199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formula="of:=[.B200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table:formula="of:=[.B201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2" calcext:value-type="float">
            <text:p>10202</text:p>
          </table:table-cell>
          <table:table-cell table:formula="of:=[.B202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3" calcext:value-type="float">
            <text:p>10203</text:p>
          </table:table-cell>
          <table:table-cell table:formula="of:=[.B203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formula="of:=[.B204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05" calcext:value-type="float">
            <text:p>10205</text:p>
          </table:table-cell>
          <table:table-cell table:formula="of:=[.B205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formula="of:=[.B206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table:formula="of:=[.B207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table:formula="of:=[.B208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formula="of:=[.B209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0" calcext:value-type="float">
            <text:p>10210</text:p>
          </table:table-cell>
          <table:table-cell table:formula="of:=[.B210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formula="of:=[.B211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2" calcext:value-type="float">
            <text:p>10212</text:p>
          </table:table-cell>
          <table:table-cell table:formula="of:=[.B212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formula="of:=[.B213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formula="of:=[.B214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5" calcext:value-type="float">
            <text:p>10215</text:p>
          </table:table-cell>
          <table:table-cell table:formula="of:=[.B215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16" calcext:value-type="float">
            <text:p>10216</text:p>
          </table:table-cell>
          <table:table-cell table:formula="of:=[.B216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7" calcext:value-type="float">
            <text:p>10217</text:p>
          </table:table-cell>
          <table:table-cell table:formula="of:=[.B217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formula="of:=[.B218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formula="of:=[.B219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formula="of:=[.B220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formula="of:=[.B221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formula="of:=[.B222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formula="of:=[.B223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formula="of:=[.B224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formula="of:=[.B225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formula="of:=[.B226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[.B227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formula="of:=[.B228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formula="of:=[.B229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formula="of:=[.B230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formula="of:=[.B231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formula="of:=[.B232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formula="of:=[.B233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[.B234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formula="of:=[.B235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formula="of:=[.B236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formula="of:=[.B237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formula="of:=[.B238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formula="of:=[.B239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[.B240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formula="of:=[.B241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formula="of:=[.B242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formula="of:=[.B243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formula="of:=[.B244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formula="of:=[.B245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formula="of:=[.B246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[.B247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formula="of:=[.B248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[.B249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[.B250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formula="of:=[.B251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formula="of:=[.B252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formula="of:=[.B253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formula="of:=[.B254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formula="of:=[.B255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formula="of:=[.B256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formula="of:=[.B257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formula="of:=[.B258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formula="of:=[.B259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[.B260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formula="of:=[.B261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formula="of:=[.B262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formula="of:=[.B263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formula="of:=[.B264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formula="of:=[.B265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formula="of:=[.B266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formula="of:=[.B267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formula="of:=[.B268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[.B269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formula="of:=[.B270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formula="of:=[.B271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formula="of:=[.B272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formula="of:=[.B273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formula="of:=[.B274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formula="of:=[.B275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formula="of:=[.B276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formula="of:=[.B277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[.B278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[.B279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formula="of:=[.B280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formula="of:=[.B281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formula="of:=[.B282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[.B283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formula="of:=[.B284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formula="of:=[.B285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formula="of:=[.B286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formula="of:=[.B287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formula="of:=[.B288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formula="of:=[.B289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[.B290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[.B291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[.B292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formula="of:=[.B293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[.B294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formula="of:=[.B295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formula="of:=[.B296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formula="of:=[.B297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formula="of:=[.B298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formula="of:=[.B299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formula="of:=[.B300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formula="of:=[.B301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formula="of:=[.B302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formula="of:=[.B303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[.B304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formula="of:=[.B305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formula="of:=[.B306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[.B307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formula="of:=[.B308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formula="of:=[.B309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formula="of:=[.B310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formula="of:=[.B311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formula="of:=[.B312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formula="of:=[.B313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formula="of:=[.B314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formula="of:=[.B315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formula="of:=[.B316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formula="of:=[.B317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formula="of:=[.B318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formula="of:=[.B319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formula="of:=[.B320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formula="of:=[.B321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formula="of:=[.B322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formula="of:=[.B323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[.B324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formula="of:=[.B325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formula="of:=[.B326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[.B327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formula="of:=[.B328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formula="of:=[.B329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formula="of:=[.B330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formula="of:=[.B331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formula="of:=[.B332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formula="of:=[.B333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formula="of:=[.B334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formula="of:=[.B335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formula="of:=[.B336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formula="of:=[.B337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formula="of:=[.B338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formula="of:=[.B339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formula="of:=[.B340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formula="of:=[.B341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[.B342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formula="of:=[.B343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formula="of:=[.B344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formula="of:=[.B345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formula="of:=[.B346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formula="of:=[.B347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formula="of:=[.B348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formula="of:=[.B349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[.B350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formula="of:=[.B351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formula="of:=[.B352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formula="of:=[.B353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formula="of:=[.B354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formula="of:=[.B355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formula="of:=[.B356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formula="of:=[.B357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formula="of:=[.B358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formula="of:=[.B359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formula="of:=[.B360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formula="of:=[.B361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formula="of:=[.B362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formula="of:=[.B363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formula="of:=[.B364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formula="of:=[.B365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formula="of:=[.B366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formula="of:=[.B367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formula="of:=[.B368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formula="of:=[.B369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[.B370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B371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formula="of:=[.B372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formula="of:=[.B373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formula="of:=[.B374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formula="of:=[.B375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formula="of:=[.B376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formula="of:=[.B377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formula="of:=[.B378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formula="of:=[.B379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formula="of:=[.B380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formula="of:=[.B381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formula="of:=[.B382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formula="of:=[.B383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[.B384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formula="of:=[.B385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formula="of:=[.B386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formula="of:=[.B387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formula="of:=[.B388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formula="of:=[.B389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formula="of:=[.B390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formula="of:=[.B391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formula="of:=[.B392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[.B393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formula="of:=[.B394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formula="of:=[.B395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[.B396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formula="of:=[.B397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formula="of:=[.B398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formula="of:=[.B399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formula="of:=[.B400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formula="of:=[.B401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formula="of:=[.B402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[.B403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formula="of:=[.B404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B405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formula="of:=[.B406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formula="of:=[.B407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formula="of:=[.B408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formula="of:=[.B409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formula="of:=[.B410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B411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formula="of:=[.B412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formula="of:=[.B413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formula="of:=[.B414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formula="of:=[.B415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formula="of:=[.B416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formula="of:=[.B417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formula="of:=[.B418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[.B419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formula="of:=[.B420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[.B421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[.B422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formula="of:=[.B423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formula="of:=[.B424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formula="of:=[.B425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formula="of:=[.B426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[.B427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formula="of:=[.B428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formula="of:=[.B429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formula="of:=[.B430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[.B431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formula="of:=[.B432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formula="of:=[.B433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[.B434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formula="of:=[.B435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formula="of:=[.B436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B437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formula="of:=[.B438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formula="of:=[.B439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[.B440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formula="of:=[.B441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formula="of:=[.B442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formula="of:=[.B443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[.B444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formula="of:=[.B445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[.B446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formula="of:=[.B447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formula="of:=[.B448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formula="of:=[.B449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[.B450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formula="of:=[.B451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formula="of:=[.B452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formula="of:=[.B453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formula="of:=[.B454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455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formula="of:=[.B456]+1" office:value-type="float" office:value="10456" calcext:value-type="float">
            <text:p>1045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formula="of:=[.B457]+1" office:value-type="float" office:value="10457" calcext:value-type="float">
            <text:p>1045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formula="of:=[.B458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formula="of:=[.B459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formula="of:=[.B460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formula="of:=[.B461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formula="of:=[.B462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formula="of:=[.B463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[.B464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formula="of:=[.B465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formula="of:=[.B466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formula="of:=[.B467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formula="of:=[.B468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formula="of:=[.B469]+1" office:value-type="float" office:value="10469" calcext:value-type="float">
            <text:p>10469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formula="of:=[.B470]+1" office:value-type="float" office:value="10470" calcext:value-type="float">
            <text:p>10470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formula="of:=[.B471]+1" office:value-type="float" office:value="10471" calcext:value-type="float">
            <text:p>10471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formula="of:=[.B472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[.B473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formula="of:=[.B474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formula="of:=[.B475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formula="of:=[.B476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formula="of:=[.B477]+1" office:value-type="float" office:value="10477" calcext:value-type="float">
            <text:p>1047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[.B478]+1" office:value-type="float" office:value="10478" calcext:value-type="float">
            <text:p>10478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formula="of:=[.B479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formula="of:=[.B480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formula="of:=[.B481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formula="of:=[.B482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formula="of:=[.B483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formula="of:=[.B484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formula="of:=[.B485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formula="of:=[.B486]+1" office:value-type="float" office:value="10486" calcext:value-type="float">
            <text:p>10486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formula="of:=[.B487]+1" office:value-type="float" office:value="10487" calcext:value-type="float">
            <text:p>10487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formula="of:=[.B488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formula="of:=[.B489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formula="of:=[.B490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formula="of:=[.B491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formula="of:=[.B492]+1" office:value-type="float" office:value="10492" calcext:value-type="float">
            <text:p>10492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formula="of:=[.B493]+1" office:value-type="float" office:value="10493" calcext:value-type="float">
            <text:p>10493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formula="of:=[.B494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formula="of:=[.B495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formula="of:=[.B496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formula="of:=[.B497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formula="of:=[.B498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formula="of:=[.B499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[.B500]+1" office:value-type="float" office:value="10500" calcext:value-type="float">
            <text:p>10500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formula="of:=[.B501]+1" office:value-type="float" office:value="10501" calcext:value-type="float">
            <text:p>10501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formula="of:=[.B502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formula="of:=[.B503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formula="of:=[.B504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[.B505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formula="of:=[.B506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[.B507]+1" office:value-type="float" office:value="10507" calcext:value-type="float">
            <text:p>10507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formula="of:=[.B508]+1" office:value-type="float" office:value="10508" calcext:value-type="float">
            <text:p>10508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formula="of:=[.B509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formula="of:=[.B510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B511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B512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formula="of:=[.B513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formula="of:=[.B514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[.B515]+1" office:value-type="float" office:value="10515" calcext:value-type="float">
            <text:p>10515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formula="of:=[.B516]+1" office:value-type="float" office:value="10516" calcext:value-type="float">
            <text:p>10516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formula="of:=[.B517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formula="of:=[.B518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formula="of:=[.B519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formula="of:=[.B520]+1" office:value-type="float" office:value="10520" calcext:value-type="float">
            <text:p>10520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formula="of:=[.B521]+1" office:value-type="float" office:value="10521" calcext:value-type="float">
            <text:p>10521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formula="of:=[.B522]+1" office:value-type="float" office:value="10522" calcext:value-type="float">
            <text:p>10522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formula="of:=[.B523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[.B524]+1" office:value-type="float" office:value="10524" calcext:value-type="float">
            <text:p>10524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formula="of:=[.B525]+1" office:value-type="float" office:value="10525" calcext:value-type="float">
            <text:p>10525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formula="of:=[.B526]+1" office:value-type="float" office:value="10526" calcext:value-type="float">
            <text:p>10526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formula="of:=[.B527]+1" office:value-type="float" office:value="10527" calcext:value-type="float">
            <text:p>10527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formula="of:=[.B528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[.B529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formula="of:=[.B530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formula="of:=[.B531]+1" office:value-type="float" office:value="10531" calcext:value-type="float">
            <text:p>10531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formula="of:=[.B532]+1" office:value-type="float" office:value="10532" calcext:value-type="float">
            <text:p>10532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formula="of:=[.B533]+1" office:value-type="float" office:value="10533" calcext:value-type="float">
            <text:p>10533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formula="of:=[.B534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formula="of:=[.B535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formula="of:=[.B536]+1" office:value-type="float" office:value="10536" calcext:value-type="float">
            <text:p>10536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formula="of:=[.B537]+1" office:value-type="float" office:value="10537" calcext:value-type="float">
            <text:p>10537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formula="of:=[.B538]+1" office:value-type="float" office:value="10538" calcext:value-type="float">
            <text:p>10538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formula="of:=[.B539]+1" office:value-type="float" office:value="10539" calcext:value-type="float">
            <text:p>10539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formula="of:=[.B540]+1" office:value-type="float" office:value="10540" calcext:value-type="float">
            <text:p>10540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formula="of:=[.B541]+1" office:value-type="float" office:value="10541" calcext:value-type="float">
            <text:p>10541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formula="of:=[.B542]+1" office:value-type="float" office:value="10542" calcext:value-type="float">
            <text:p>10542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formula="of:=[.B543]+1" office:value-type="float" office:value="10543" calcext:value-type="float">
            <text:p>10543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[.B544]+1" office:value-type="float" office:value="10544" calcext:value-type="float">
            <text:p>10544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formula="of:=[.B545]+1" office:value-type="float" office:value="10545" calcext:value-type="float">
            <text:p>10545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[.B546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formula="of:=[.B547]+1" office:value-type="float" office:value="10547" calcext:value-type="float">
            <text:p>10547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formula="of:=[.B548]+1" office:value-type="float" office:value="10548" calcext:value-type="float">
            <text:p>10548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formula="of:=[.B549]+1" office:value-type="float" office:value="10549" calcext:value-type="float">
            <text:p>10549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formula="of:=[.B550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formula="of:=[.B551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formula="of:=[.B552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[.B553]+1" office:value-type="float" office:value="10553" calcext:value-type="float">
            <text:p>1055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formula="of:=[.B554]+1" office:value-type="float" office:value="10554" calcext:value-type="float">
            <text:p>1055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formula="of:=[.B555]+1" office:value-type="float" office:value="10555" calcext:value-type="float">
            <text:p>1055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</text:p>
          </table:table-cell>
          <table:table-cell table:number-columns-repeated="3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formula="of:=[.B556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formula="of:=[.B557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formula="of:=[.B558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15:52:17.1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09-22T13:06:42.262000000</dc:date>
    <meta:editing-duration>PT12H1M44S</meta:editing-duration>
    <meta:editing-cycles>67</meta:editing-cycles>
    <meta:generator>LibreOffice/5.1.6.2$Windows_x86 LibreOffice_project/07ac168c60a517dba0f0d7bc7540f5afa45f0909</meta:generator>
    <meta:document-statistic meta:table-count="1" meta:cell-count="3778" meta:object-count="0"/>
  </office:meta>
</office:document-meta>
</file>